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091in"/>
    </style:style>
    <style:style style:name="co3" style:family="table-column">
      <style:table-column-properties fo:break-before="auto" style:column-width="2.6945in"/>
    </style:style>
    <style:style style:name="co4" style:family="table-column">
      <style:table-column-properties fo:break-before="auto" style:column-width="4.8571in"/>
    </style:style>
    <style:style style:name="co5" style:family="table-column">
      <style:table-column-properties fo:break-before="auto" style:column-width="2.7661in"/>
    </style:style>
    <style:style style:name="co6" style:family="table-column">
      <style:table-column-properties fo:break-before="auto" style:column-width="5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ENTO</text:p>
          </table:table-cell>
          <table:table-cell/>
          <table:table-cell office:value-type="string" calcext:value-type="string">
            <text:p>TABL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DELO B (CANTIDAD MAXIMA DE DETALLES = X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actura</text:p>
          </table:table-cell>
          <table:table-cell office:value-type="string" calcext:value-type="string">
            <text:p>Detalle</text:p>
          </table:table-cell>
        </table:table-row>
        <table:table-row table:style-name="ro2">
          <table:table-cell office:value-type="string" calcext:value-type="string">
            <text:p>INSER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NEW.DETALLES = 0</text:p>
          </table:table-cell>
          <table:table-cell office:value-type="string" calcext:value-type="string">
            <text:p>VERIFICAR SI FACTURA.DEALLES = X</text:p>
            <text:p>Si es igual, lanzar exception.</text:p>
          </table:table-cell>
        </table:table-row>
        <table:table-row table:style-name="ro1">
          <table:table-cell/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INCREMENTAR FACTURA.DETALLES</text:p>
          </table:table-cell>
        </table:table-row>
        <table:table-row table:style-name="ro3">
          <table:table-cell office:value-type="string" calcext:value-type="string">
            <text:p>UPDATE</text:p>
          </table:table-cell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Si NEW.NRO &lt;&gt; OLD.NRO</text:p>
            <text:p>Verificar si la factura con NEW.NRO tiene DETALLES = X</text:p>
            <text:p>Si tiene Detalles = X lanzar exception</text:p>
          </table:table-cell>
        </table:table-row>
        <table:table-row table:style-name="ro3">
          <table:table-cell/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SI NEW.NRO &lt;&gt; OLD.NRO</text:p>
            <text:p>Incrementar detalles en NEW.NRO,</text:p>
            <text:p>Decrementar detalles en OLD.NRO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BEFO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DECREMENTAR FACTURA.DETALLES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o olvidarse: On delete cascade y on update cascade de detalles.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ODELO A (CANTIDAD MAXIMA DE DETALLES = X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ACTURA</text:p>
          </table:table-cell>
          <table:table-cell office:value-type="string" calcext:value-type="string">
            <text:p>FACTURA_AUX</text:p>
          </table:table-cell>
          <table:table-cell office:value-type="string" calcext:value-type="string">
            <text:p>Detalle</text:p>
          </table:table-cell>
        </table:table-row>
        <table:table-row table:style-name="ro2">
          <table:table-cell office:value-type="string" calcext:value-type="string">
            <text:p>INSERT</text:p>
          </table:table-cell>
          <table:table-cell office:value-type="string" calcext:value-type="string">
            <text:p>BEFORE</text:p>
          </table:table-cell>
          <table:table-cell table:number-columns-repeated="2"/>
          <table:table-cell office:value-type="string" calcext:value-type="string">
            <text:p>Verificar si la tupla de FACTURA_AUX con NRO = NEW.NRO tiene DETALLES = X</text:p>
            <text:p>Si es igual, lanzar exception.</text:p>
          </table:table-cell>
        </table:table-row>
        <table:table-row table:style-name="ro1"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Insertar tupla en FACTURA_AUX con DETALLES = 0 y NRO = NEW.NRO</text:p>
          </table:table-cell>
          <table:table-cell/>
          <table:table-cell office:value-type="string" calcext:value-type="string">
            <text:p>Incrementar DETALLES en la tupla de FACTURA_AUX que NRO = NEW.NRO</text:p>
          </table:table-cell>
        </table:table-row>
        <table:table-row table:style-name="ro3">
          <table:table-cell office:value-type="string" calcext:value-type="string">
            <text:p>UPDATE</text:p>
          </table:table-cell>
          <table:table-cell office:value-type="string" calcext:value-type="string">
            <text:p>BEFORE</text:p>
          </table:table-cell>
          <table:table-cell table:number-columns-repeated="2"/>
          <table:table-cell office:value-type="string" calcext:value-type="string">
            <text:p>Si NEW.NRO &lt;&gt; OLD.NRO</text:p>
            <text:p>Verificar si la tupla de FACTURA_AUX con NRO = NEW.NRO tiene DETALLES = X</text:p>
            <text:p>Si tiene Detalles = X lanzar exception</text:p>
          </table:table-cell>
        </table:table-row>
        <table:table-row table:style-name="ro3">
          <table:table-cell/>
          <table:table-cell office:value-type="string" calcext:value-type="string">
            <text:p>AFTER</text:p>
          </table:table-cell>
          <table:table-cell table:number-columns-repeated="2"/>
          <table:table-cell office:value-type="string" calcext:value-type="string">
            <text:p>SI NEW.NRO &lt;&gt; OLD.NRO</text:p>
            <text:p><text:span text:style-name="T1">Incrementar DETALLES en la tupla de FACTURA_AUX donde</text:span> NRO = NEW.NRO,</text:p>
            <text:p><text:span text:style-name="T1">Decrementar DETALLES en la tupla de FACTURA_AUX donde</text:span> NRO = OLD.NRO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BEFO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FTER</text:p>
          </table:table-cell>
          <table:table-cell table:number-columns-repeated="2"/>
          <table:table-cell office:value-type="string" calcext:value-type="string">
            <text:p>Decrementar DETALLES en la tupla de FACTURA_AUX donde NRO = OLD.NR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 olvidarse: On delete cascade y on update cascade de detalles y en FACTURA_AUX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11:29:02.740196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1T17:24:08.763098908</meta:creation-date>
    <dc:date>2020-05-02T12:16:50.028086973</dc:date>
    <meta:editing-duration>PT4M56S</meta:editing-duration>
    <meta:editing-cycles>2</meta:editing-cycles>
    <meta:generator>LibreOffice/6.4.2.2$Linux_X86_64 LibreOffice_project/40$Build-2</meta:generator>
    <meta:document-statistic meta:table-count="2" meta:cell-count="41" meta:object-count="0"/>
  </office:meta>
</office:document-meta>
</file>